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6944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2H4M50.000S" table:style-name="ce9">
            <text:p>12:04:50</text:p>
          </table:table-cell>
          <table:table-cell office:value-type="string" table:style-name="ce12">
            <text:p>Last</text:p>
          </table:table-cell>
          <table:table-cell office:value-type="time" office:time-value="PT12H6M50.000S" table:style-name="ce9">
            <text:p>12:06:50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7.5199999999999987" table:style-name="ce13">
            <text:p>8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1.739999999999995" table:style-name="ce14">
            <text:p>51.7</text:p>
          </table:table-cell>
          <table:table-cell office:value-type="float" office:value="12.120000000000001" table:style-name="ce14">
            <text:p>12.1</text:p>
          </table:table-cell>
          <table:table-cell office:value-type="float" office:value="0.02" table:style-name="ce14">
            <text:p>0.0</text:p>
          </table:table-cell>
          <table:table-cell office:value-type="float" office:value="36.08" table:style-name="ce14">
            <text:p>36.1</text:p>
          </table:table-cell>
          <table:table-cell office:value-type="float" office:value="63.859999999999992" table:style-name="ce14">
            <text:p>63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3.4" table:style-name="ce13">
            <text:p>13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8.599999999999994" table:style-name="ce14">
            <text:p>68.6</text:p>
          </table:table-cell>
          <table:table-cell office:value-type="float" office:value="18.899999999999999" table:style-name="ce14">
            <text:p>18.9</text:p>
          </table:table-cell>
          <table:table-cell office:value-type="float" office:value="0.1" table:style-name="ce14">
            <text:p>0.1</text:p>
          </table:table-cell>
          <table:table-cell office:value-type="float" office:value="97.4" table:style-name="ce14">
            <text:p>97.4</text:p>
          </table:table-cell>
          <table:table-cell office:value-type="float" office:value="84.5" table:style-name="ce14">
            <text:p>84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5644H6M20.000S" table:style-name="ce9">
            <text:p>12:06:20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3258600695786626" table:style-name="ce14">
            <text:p>1.3</text:p>
          </table:table-cell>
          <table:table-cell office:value-type="float" office:value="1.5594059405940592" table:style-name="ce14">
            <text:p>1.6</text:p>
          </table:table-cell>
          <table:table-cell office:value-type="float" office:value="5" table:style-name="ce14">
            <text:p>5.0</text:p>
          </table:table-cell>
          <table:table-cell office:value-type="float" office:value="2.6995565410199558" table:style-name="ce14">
            <text:p>2.7</text:p>
          </table:table-cell>
          <table:table-cell office:value-type="float" office:value="1.3232070153460698" table:style-name="ce14">
            <text:p>1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50.90600000000001" table:style-name="ce13">
            <text:p>15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6-08T00:00:00" table:style-name="ce5">
            <text:p>08-Ju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4.490S" table:style-name="ce6">
            <text:p>00:12: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1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25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8255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098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45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421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53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5430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990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5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1683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572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5430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7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4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3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0274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11372 0 19794 1378889 7600 0 574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30949 0 5042 339390 2220 0 264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31004 0 5828 340917 2314 0 120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25277 0 4746 347723 2310 0 98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4141 0 4177 350858 755 0 90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095250 56 851 0 0 0 0 2 0 1 0 0 0 1100 0 19217 64 0 0 0 0 0 0 0 22 0 0 0 0 0 0 0 0 15601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93885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9133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9813798 0 575247 42351 8632682 19258 0 832 183776 331 359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902423151 8575770 <text:s text:c="3"/>0 <text:s text:c="3"/>0 <text:s text:c="3"/>0 <text:s text:c="4"/>0 <text:s text:c="9"/>0 <text:s text:c="8"/>0 902423151 857577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9304989 <text:s text:c="2"/>79064 <text:s text:c="3"/>0 <text:s text:c="3"/>0 <text:s text:c="3"/>0 <text:s text:c="4"/>0 <text:s text:c="9"/>0 <text:s text:c="8"/>0 150061517 <text:s/>11542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352 22537 827686 257772 6860 235260 1943520 2332276 0 92700 2591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250 22506 826634 257236 6860 235260 1943520 2332276 0 92564 2591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 0 0 0 0 0 4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2 0 0 0 0 0 412 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77 105837 21 18 5 54 18 77 20 0 1 0 4 2932736 414 4294967295 8003584 8103420 0 0 0 0 0 4096 536946211 4294967295 0 0 0 3 0 0 13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79064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1542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9304989 (9.3 MB) <text:s/>TX bytes:150061517 (150.0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857577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857577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902423151 (902.4 MB) <text:s/>TX bytes:902423151 (902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95 <text:s text:c="5"/>2885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1.47222in" svg:width="13.06944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6.90278in" svg:width="13.06944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97.4" table:style-name="ce1">
            <text:p>97.4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68.599999999999994" table:style-name="ce1">
            <text:p>68.6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23.5" table:style-name="ce1">
            <text:p>23.5</text:p>
          </table:table-cell>
          <table:table-cell office:value-type="float" office:value="76.399999999999991" table:style-name="ce1">
            <text:p>76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14.8" table:style-name="ce1">
            <text:p>14.8</text:p>
          </table:table-cell>
          <table:table-cell office:value-type="float" office:value="0.1" table:style-name="ce1">
            <text:p>0.1</text:p>
          </table:table-cell>
          <table:table-cell office:value-type="float" office:value="21" table:style-name="ce1">
            <text:p>21</text:p>
          </table:table-cell>
          <table:table-cell office:value-type="float" office:value="78.899999999999991" table:style-name="ce1">
            <text:p>78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66.7" table:style-name="ce1">
            <text:p>66.7</text:p>
          </table:table-cell>
          <table:table-cell office:value-type="float" office:value="17.8" table:style-name="ce1">
            <text:p>17.8</text:p>
          </table:table-cell>
          <table:table-cell office:value-type="float" office:value="0" table:style-name="ce1">
            <text:p>0</text:p>
          </table:table-cell>
          <table:table-cell office:value-type="float" office:value="15.4" table:style-name="ce1">
            <text:p>15.4</text:p>
          </table:table-cell>
          <table:table-cell office:value-type="float" office:value="84.5" table:style-name="ce1">
            <text:p>84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58" table:style-name="ce1">
            <text:p>58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0" table:style-name="ce1">
            <text:p>0</text:p>
          </table:table-cell>
          <table:table-cell office:value-type="float" office:value="23.1" table:style-name="ce1">
            <text:p>23.1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739999999999995" table:style-name="ce1">
            <text:p>51.74</text:p>
          </table:table-cell>
          <table:table-cell office:value-type="float" office:value="12.120000000000001" table:style-name="ce1">
            <text:p>12.12</text:p>
          </table:table-cell>
          <table:table-cell office:value-type="float" office:value="0.02" table:style-name="ce1">
            <text:p>0.02</text:p>
          </table:table-cell>
          <table:table-cell office:value-type="float" office:value="36.08" table:style-name="ce1">
            <text:p>36.08</text:p>
          </table:table-cell>
          <table:table-cell office:value-type="float" office:value="63.859999999999992" table:style-name="ce1">
            <text:p>63.86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6944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3.080000000000005" table:style-name="ce11">
            <text:p>53.1</text:p>
          </table:table-cell>
          <table:table-cell office:value-type="float" office:value="11.66" table:style-name="ce11">
            <text:p>11.7</text:p>
          </table:table-cell>
          <table:table-cell office:value-type="float" office:value="0.12" table:style-name="ce11">
            <text:p>0.1</text:p>
          </table:table-cell>
          <table:table-cell office:value-type="float" office:value="35.14" table:style-name="ce11">
            <text:p>35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2.98" table:style-name="ce11">
            <text:p>53.0</text:p>
          </table:table-cell>
          <table:table-cell office:value-type="float" office:value="12.5" table:style-name="ce11">
            <text:p>12.5</text:p>
          </table:table-cell>
          <table:table-cell office:value-type="float" office:value="0.12" table:style-name="ce11">
            <text:p>0.1</text:p>
          </table:table-cell>
          <table:table-cell office:value-type="float" office:value="34.400000000000006" table:style-name="ce11">
            <text:p>34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2.9" table:style-name="ce11">
            <text:p>52.9</text:p>
          </table:table-cell>
          <table:table-cell office:value-type="float" office:value="12.12" table:style-name="ce11">
            <text:p>12.1</text:p>
          </table:table-cell>
          <table:table-cell office:value-type="float" office:value="0.21999999999999997" table:style-name="ce11">
            <text:p>0.2</text:p>
          </table:table-cell>
          <table:table-cell office:value-type="float" office:value="34.76" table:style-name="ce11">
            <text:p>34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2.9" table:style-name="ce11">
            <text:p>52.9</text:p>
          </table:table-cell>
          <table:table-cell office:value-type="float" office:value="12.18" table:style-name="ce11">
            <text:p>12.2</text:p>
          </table:table-cell>
          <table:table-cell office:value-type="float" office:value="0.04" table:style-name="ce11">
            <text:p>0.0</text:p>
          </table:table-cell>
          <table:table-cell office:value-type="float" office:value="34.86" table:style-name="ce11">
            <text:p>34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1.47222in" svg:width="13.06944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6.90278in" svg:width="13.06944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0" table:style-name="ce1">
            <text:p>0</text:p>
          </table:table-cell>
          <table:table-cell office:value-type="float" office:value="40.6" table:style-name="ce1">
            <text:p>40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0" table:style-name="ce1">
            <text:p>0</text:p>
          </table:table-cell>
          <table:table-cell office:value-type="float" office:value="2116.6" table:style-name="ce1">
            <text:p>2116.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0" table:style-name="ce1">
            <text:p>0</text:p>
          </table:table-cell>
          <table:table-cell office:value-type="float" office:value="1843.4" table:style-name="ce1">
            <text:p>1843.4</text:p>
          </table:table-cell>
          <table:table-cell office:value-type="float" office:value="13.4" table:style-name="ce1">
            <text:p>13.4</text:p>
          </table:table-cell>
          <table:table-cell table:number-columns-repeated="16380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0" table:style-name="ce1">
            <text:p>0</text:p>
          </table:table-cell>
          <table:table-cell office:value-type="float" office:value="1029.5999999999999" table:style-name="ce1">
            <text:p>1029.6</text:p>
          </table:table-cell>
          <table:table-cell office:value-type="float" office:value="11.2" table:style-name="ce1">
            <text:p>11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1006.04" table:formula="msoxl:=AVERAGE(C2:C6)" table:style-name="ce8">
            <text:p>1006.0</text:p>
          </table:table-cell>
          <table:table-cell office:value-type="float" office:value="7.5199999999999987" table:formula="msoxl:=AVERAGE(D2:D6)" table:style-name="ce8">
            <text:p>7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771.19423323128331" table:formula="msoxl:=IF(C8=0,0,MAX(SUMPRODUCT(C2:C6,C2:C6)/SUM(C2:C6)-C8,0))" table:style-name="ce8">
            <text:p>771.2</text:p>
          </table:table-cell>
          <table:table-cell office:value-type="float" office:value="4.4480851063829823" table:formula="msoxl:=IF(D8=0,0,MAX(SUMPRODUCT(D2:D6,D2:D6)/SUM(D2:D6)-D8,0))" table:style-name="ce8">
            <text:p>4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339.36576676871664" table:formula="msoxl:=ABS(MAX(C2:C6)-C8-C9)" table:style-name="ce8">
            <text:p>339.4</text:p>
          </table:table-cell>
          <table:table-cell office:value-type="float" office:value="1.4319148936170194" table:formula="msoxl:=ABS(MAX(D2:D6)-D8-D9)" table:style-name="ce8">
            <text:p>1.4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1.47222in" svg:width="13.06944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6.90278in" svg:width="13.06944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40.5" table:style-name="ce1">
            <text:p>40.5</text:p>
          </table:table-cell>
          <table:table-cell office:value-type="float" office:value="40.5" table:style-name="ce1">
            <text:p>4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1" table:style-name="ce1">
            <text:p>81</text:p>
          </table:table-cell>
          <table:table-cell table:number-columns-repeated="16128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176.4" table:style-name="ce1">
            <text:p>176.4</text:p>
          </table:table-cell>
          <table:table-cell office:value-type="float" office:value="176.4" table:style-name="ce1">
            <text:p>17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2.8" table:style-name="ce1">
            <text:p>352.8</text:p>
          </table:table-cell>
          <table:table-cell table:number-columns-repeated="16128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137.6" table:style-name="ce1">
            <text:p>137.6</text:p>
          </table:table-cell>
          <table:table-cell office:value-type="float" office:value="137.6" table:style-name="ce1">
            <text:p>13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5.2" table:style-name="ce1">
            <text:p>275.2</text:p>
          </table:table-cell>
          <table:table-cell table:number-columns-repeated="16128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91.9" table:style-name="ce1">
            <text:p>91.9</text:p>
          </table:table-cell>
          <table:table-cell office:value-type="float" office:value="91.9" table:style-name="ce1">
            <text:p>9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3.8" table:style-name="ce1">
            <text:p>183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9.28" table:formula="msoxl:=AVERAGE(B2:B6)" table:style-name="ce8">
            <text:p>89.3</text:p>
          </table:table-cell>
          <table:table-cell office:value-type="float" office:value="89.28" table:formula="msoxl:=AVERAGE(C2:C6)" table:style-name="ce8">
            <text:p>89.3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5.434560931899654" table:formula="msoxl:=IF(B8=0,0,MAX(SUMPRODUCT(B2:B6,B2:B6)/SUM(B2:B6)-B8,0))" table:style-name="ce8">
            <text:p>45.4</text:p>
          </table:table-cell>
          <table:table-cell office:value-type="float" office:value="45.434560931899654" table:formula="msoxl:=IF(C8=0,0,MAX(SUMPRODUCT(C2:C6,C2:C6)/SUM(C2:C6)-C8,0))" table:style-name="ce8">
            <text:p>45.4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1.685439068100351" table:formula="msoxl:=ABS(MAX(B2:B6)-B8-B9)" table:style-name="ce8">
            <text:p>41.7</text:p>
          </table:table-cell>
          <table:table-cell office:value-type="float" office:value="41.685439068100351" table:formula="msoxl:=ABS(MAX(C2:C6)-C8-C9)" table:style-name="ce8">
            <text:p>41.7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4.71456093189965" table:formula="msoxl:=B8+ B9" table:style-name="ce8">
            <text:p>134.7</text:p>
          </table:table-cell>
          <table:table-cell office:value-type="float" office:value="134.71456093189965" table:formula="msoxl:=C8+ C9" table:style-name="ce8">
            <text:p>134.7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1.47222in" svg:width="13.06944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6.90278in" svg:width="13.06944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4200000000000002" table:formula="msoxl:=AVERAGE(B2:B6)" table:style-name="ce8">
            <text:p>1.4</text:p>
          </table:table-cell>
          <table:table-cell office:value-type="float" office:value="1.4200000000000002" table:formula="msoxl:=AVERAGE(C2:C6)" table:style-name="ce8">
            <text:p>1.4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67436619718309854" table:formula="msoxl:=IF(B8=0,0,MAX(SUMPRODUCT(B2:B6,B2:B6)/SUM(B2:B6)-B8,0))" table:style-name="ce8">
            <text:p>0.7</text:p>
          </table:table-cell>
          <table:table-cell office:value-type="float" office:value="0.67436619718309854" table:formula="msoxl:=IF(C8=0,0,MAX(SUMPRODUCT(C2:C6,C2:C6)/SUM(C2:C6)-C8,0))" table:style-name="ce8">
            <text:p>0.7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60563380281690149" table:formula="msoxl:=ABS(MAX(B2:B6)-B8-B9)" table:style-name="ce8">
            <text:p>0.6</text:p>
          </table:table-cell>
          <table:table-cell office:value-type="float" office:value="0.60563380281690149" table:formula="msoxl:=ABS(MAX(C2:C6)-C8-C9)" table:style-name="ce8">
            <text:p>0.6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0943661971830987" table:formula="msoxl:=B8+ B9" table:style-name="ce8">
            <text:p>2.1</text:p>
          </table:table-cell>
          <table:table-cell office:value-type="float" office:value="2.0943661971830987" table:formula="msoxl:=C8+ C9" table:style-name="ce8">
            <text:p>2.1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1.47222in" svg:width="13.06944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6.90278in" svg:width="13.06944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8+ B9" table:style-name="ce8">
            <text:p>0.0</text:p>
          </table:table-cell>
          <table:table-cell office:value-type="float" office:value="0" table:formula="msoxl:=C8+ C9" table:style-name="ce8">
            <text:p>0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1.47222in" svg:width="13.06944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6.90278in" svg:width="13.06944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20.3" table:style-name="ce1">
            <text:p>20.3</text:p>
          </table:table-cell>
          <table:table-cell office:value-type="float" office:value="20.3" table:style-name="ce1">
            <text:p>2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.6" table:style-name="ce1">
            <text:p>40.6</text:p>
          </table:table-cell>
          <table:table-cell table:number-columns-repeated="16128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1058.3" table:style-name="ce1">
            <text:p>1058.3</text:p>
          </table:table-cell>
          <table:table-cell office:value-type="float" office:value="1058.3" table:style-name="ce1">
            <text:p>10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16.6" table:style-name="ce1">
            <text:p>2116.6</text:p>
          </table:table-cell>
          <table:table-cell table:number-columns-repeated="16128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921.7" table:style-name="ce1">
            <text:p>921.7</text:p>
          </table:table-cell>
          <table:table-cell office:value-type="float" office:value="921.7" table:style-name="ce1">
            <text:p>92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43.4" table:style-name="ce1">
            <text:p>1843.4</text:p>
          </table:table-cell>
          <table:table-cell table:number-columns-repeated="16128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514.79999999999995" table:style-name="ce1">
            <text:p>514.8</text:p>
          </table:table-cell>
          <table:table-cell office:value-type="float" office:value="514.79999999999995" table:style-name="ce1">
            <text:p>51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29.5999999999999" table:style-name="ce1">
            <text:p>1029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03.02" table:formula="msoxl:=AVERAGE(B2:B6)" table:style-name="ce8">
            <text:p>503.0</text:p>
          </table:table-cell>
          <table:table-cell office:value-type="float" office:value="503.02" table:formula="msoxl:=AVERAGE(C2:C6)" table:style-name="ce8">
            <text:p>503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5.59711661564165" table:formula="msoxl:=IF(B8=0,0,MAX(SUMPRODUCT(B2:B6,B2:B6)/SUM(B2:B6)-B8,0))" table:style-name="ce8">
            <text:p>385.6</text:p>
          </table:table-cell>
          <table:table-cell office:value-type="float" office:value="385.59711661564165" table:formula="msoxl:=IF(C8=0,0,MAX(SUMPRODUCT(C2:C6,C2:C6)/SUM(C2:C6)-C8,0))" table:style-name="ce8">
            <text:p>385.6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69.68288338435832" table:formula="msoxl:=ABS(MAX(B2:B6)-B8-B9)" table:style-name="ce8">
            <text:p>169.7</text:p>
          </table:table-cell>
          <table:table-cell office:value-type="float" office:value="169.68288338435832" table:formula="msoxl:=ABS(MAX(C2:C6)-C8-C9)" table:style-name="ce8">
            <text:p>169.7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88.61711661564163" table:formula="msoxl:=B8+ B9" table:style-name="ce8">
            <text:p>888.6</text:p>
          </table:table-cell>
          <table:table-cell office:value-type="float" office:value="888.61711661564163" table:formula="msoxl:=C8+ C9" table:style-name="ce8">
            <text:p>888.6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1.47222in" svg:width="13.06944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6.90278in" svg:width="13.06944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6.7" table:style-name="ce1">
            <text:p>6.7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4" table:style-name="ce1">
            <text:p>13.4</text:p>
          </table:table-cell>
          <table:table-cell table:number-columns-repeated="16128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2" table:style-name="ce1">
            <text:p>11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7599999999999993" table:formula="msoxl:=AVERAGE(B2:B6)" table:style-name="ce8">
            <text:p>3.8</text:p>
          </table:table-cell>
          <table:table-cell office:value-type="float" office:value="3.7599999999999993" table:formula="msoxl:=AVERAGE(C2:C6)" table:style-name="ce8">
            <text:p>3.8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2240425531914911" table:formula="msoxl:=IF(B8=0,0,MAX(SUMPRODUCT(B2:B6,B2:B6)/SUM(B2:B6)-B8,0))" table:style-name="ce8">
            <text:p>2.2</text:p>
          </table:table-cell>
          <table:table-cell office:value-type="float" office:value="2.2240425531914911" table:formula="msoxl:=IF(C8=0,0,MAX(SUMPRODUCT(C2:C6,C2:C6)/SUM(C2:C6)-C8,0))" table:style-name="ce8">
            <text:p>2.2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159574468085097" table:formula="msoxl:=ABS(MAX(B2:B6)-B8-B9)" table:style-name="ce8">
            <text:p>0.7</text:p>
          </table:table-cell>
          <table:table-cell office:value-type="float" office:value="0.7159574468085097" table:formula="msoxl:=ABS(MAX(C2:C6)-C8-C9)" table:style-name="ce8">
            <text:p>0.7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9840425531914905" table:formula="msoxl:=B8+ B9" table:style-name="ce8">
            <text:p>6.0</text:p>
          </table:table-cell>
          <table:table-cell office:value-type="float" office:value="5.9840425531914905" table:formula="msoxl:=C8+ C9" table:style-name="ce8">
            <text:p>6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1.47222in" svg:width="13.06944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679999999999993" table:formula="msoxl:=AVERAGE(B2:B6)" table:style-name="ce8">
            <text:p>57.7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.9861303745285568E-4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1900138696255311" table:formula="msoxl:=ABS(MAX(B2:B6)-B8-B9)" table:style-name="ce8">
            <text:p>0.2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1.47222in" svg:width="13.06944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6.90278in" svg:width="13.06944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12.7" table:style-name="ce1">
            <text:p>4712.7</text:p>
          </table:table-cell>
          <table:table-cell office:value-type="float" office:value="4070.8" table:style-name="ce1">
            <text:p>4070.8</text:p>
          </table:table-cell>
          <table:table-cell office:value-type="float" office:value="641.9" table:style-name="ce1">
            <text:p>641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8.1" table:style-name="ce1">
            <text:p>688.1</text:p>
          </table:table-cell>
          <table:table-cell office:value-type="float" office:value="2092.1999999999998" table:style-name="ce1">
            <text:p>2092.2</text:p>
          </table:table-cell>
          <table:table-cell office:value-type="float" office:value="-1" table:style-name="ce1">
            <text:p>-1</text:p>
          </table:table-cell>
          <table:table-cell office:value-type="float" office:value="107.2" table:style-name="ce1">
            <text:p>107.2</text:p>
          </table:table-cell>
          <table:table-cell office:value-type="float" office:value="0" table:style-name="ce1">
            <text:p>0</text:p>
          </table:table-cell>
          <table:table-cell office:value-type="float" office:value="210.1" table:style-name="ce1">
            <text:p>210.1</text:p>
          </table:table-cell>
          <table:table-cell table:number-columns-repeated="16368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1.7" table:style-name="ce1">
            <text:p>4501.7</text:p>
          </table:table-cell>
          <table:table-cell office:value-type="float" office:value="3860.9" table:style-name="ce1">
            <text:p>3860.9</text:p>
          </table:table-cell>
          <table:table-cell office:value-type="float" office:value="640.79999999999995" table:style-name="ce1">
            <text:p>64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0.1" table:style-name="ce1">
            <text:p>700.1</text:p>
          </table:table-cell>
          <table:table-cell office:value-type="float" office:value="2293.8000000000002" table:style-name="ce1">
            <text:p>2293.8</text:p>
          </table:table-cell>
          <table:table-cell office:value-type="float" office:value="-1" table:style-name="ce1">
            <text:p>-1</text:p>
          </table:table-cell>
          <table:table-cell office:value-type="float" office:value="107.4" table:style-name="ce1">
            <text:p>107.4</text:p>
          </table:table-cell>
          <table:table-cell office:value-type="float" office:value="0" table:style-name="ce1">
            <text:p>0</text:p>
          </table:table-cell>
          <table:table-cell office:value-type="float" office:value="219.4" table:style-name="ce1">
            <text:p>219.4</text:p>
          </table:table-cell>
          <table:table-cell table:number-columns-repeated="16368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9.2" table:style-name="ce1">
            <text:p>4409.2</text:p>
          </table:table-cell>
          <table:table-cell office:value-type="float" office:value="3769.1" table:style-name="ce1">
            <text:p>3769.1</text:p>
          </table:table-cell>
          <table:table-cell office:value-type="float" office:value="640.1" table:style-name="ce1">
            <text:p>640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1.2" table:style-name="ce1">
            <text:p>731.2</text:p>
          </table:table-cell>
          <table:table-cell office:value-type="float" office:value="2378.6999999999998" table:style-name="ce1">
            <text:p>2378.7</text:p>
          </table:table-cell>
          <table:table-cell office:value-type="float" office:value="-1" table:style-name="ce1">
            <text:p>-1</text:p>
          </table:table-cell>
          <table:table-cell office:value-type="float" office:value="107.4" table:style-name="ce1">
            <text:p>107.4</text:p>
          </table:table-cell>
          <table:table-cell office:value-type="float" office:value="0" table:style-name="ce1">
            <text:p>0</text:p>
          </table:table-cell>
          <table:table-cell office:value-type="float" office:value="225.9" table:style-name="ce1">
            <text:p>225.9</text:p>
          </table:table-cell>
          <table:table-cell table:number-columns-repeated="16368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1.7" table:style-name="ce1">
            <text:p>4361.7</text:p>
          </table:table-cell>
          <table:table-cell office:value-type="float" office:value="3722.3" table:style-name="ce1">
            <text:p>3722.3</text:p>
          </table:table-cell>
          <table:table-cell office:value-type="float" office:value="639.5" table:style-name="ce1">
            <text:p>639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1.6" table:style-name="ce1">
            <text:p>731.6</text:p>
          </table:table-cell>
          <table:table-cell office:value-type="float" office:value="2422.6999999999998" table:style-name="ce1">
            <text:p>2422.7</text:p>
          </table:table-cell>
          <table:table-cell office:value-type="float" office:value="-1" table:style-name="ce1">
            <text:p>-1</text:p>
          </table:table-cell>
          <table:table-cell office:value-type="float" office:value="107.4" table:style-name="ce1">
            <text:p>107.4</text:p>
          </table:table-cell>
          <table:table-cell office:value-type="float" office:value="0" table:style-name="ce1">
            <text:p>0</text:p>
          </table:table-cell>
          <table:table-cell office:value-type="float" office:value="226.7" table:style-name="ce1">
            <text:p>226.7</text:p>
          </table:table-cell>
          <table:table-cell table:number-columns-repeated="16368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5.7" table:style-name="ce1">
            <text:p>4365.7</text:p>
          </table:table-cell>
          <table:table-cell office:value-type="float" office:value="3726" table:style-name="ce1">
            <text:p>3726</text:p>
          </table:table-cell>
          <table:table-cell office:value-type="float" office:value="639.70000000000005" table:style-name="ce1">
            <text:p>639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6.7" table:style-name="ce1">
            <text:p>726.7</text:p>
          </table:table-cell>
          <table:table-cell office:value-type="float" office:value="2420.9" table:style-name="ce1">
            <text:p>2420.9</text:p>
          </table:table-cell>
          <table:table-cell office:value-type="float" office:value="-1" table:style-name="ce1">
            <text:p>-1</text:p>
          </table:table-cell>
          <table:table-cell office:value-type="float" office:value="107.4" table:style-name="ce1">
            <text:p>107.4</text:p>
          </table:table-cell>
          <table:table-cell office:value-type="float" office:value="0" table:style-name="ce1">
            <text:p>0</text:p>
          </table:table-cell>
          <table:table-cell office:value-type="float" office:value="225.6" table:style-name="ce1">
            <text:p>225.6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1.47222in" svg:width="13.06944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6.90278in" svg:width="13.06944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33333in" svg:width="13.06944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4859.7" table:style-name="ce1">
            <text:p>4859.7</text:p>
          </table:table-cell>
          <table:table-cell office:value-type="float" office:value="20.2" table:style-name="ce1">
            <text:p>20.2</text:p>
          </table:table-cell>
          <table:table-cell office:value-type="float" office:value="4859.7" table:style-name="ce1">
            <text:p>4859.7</text:p>
          </table:table-cell>
          <table:table-cell office:value-type="float" office:value="344.5" table:style-name="ce1">
            <text:p>344.5</text:p>
          </table:table-cell>
          <table:table-cell office:value-type="float" office:value="9719.4" table:style-name="ce1">
            <text:p>9719.4</text:p>
          </table:table-cell>
          <table:table-cell office:value-type="float" office:value="364.7" table:style-name="ce1">
            <text:p>364.7</text:p>
          </table:table-cell>
          <table:table-cell office:value-type="float" office:value="4879.8999999999996" table:style-name="ce1">
            <text:p>4879.9</text:p>
          </table:table-cell>
          <table:table-cell office:value-type="float" office:value="-5204.2" table:style-name="ce1">
            <text:p>-5204.2</text:p>
          </table:table-cell>
          <table:table-cell table:number-columns-repeated="16375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2191.5" table:style-name="ce1">
            <text:p>2191.5</text:p>
          </table:table-cell>
          <table:table-cell office:value-type="float" office:value="23.1" table:style-name="ce1">
            <text:p>23.1</text:p>
          </table:table-cell>
          <table:table-cell office:value-type="float" office:value="2191.5" table:style-name="ce1">
            <text:p>2191.5</text:p>
          </table:table-cell>
          <table:table-cell office:value-type="float" office:value="791.9" table:style-name="ce1">
            <text:p>791.9</text:p>
          </table:table-cell>
          <table:table-cell office:value-type="float" office:value="4383" table:style-name="ce1">
            <text:p>4383</text:p>
          </table:table-cell>
          <table:table-cell office:value-type="float" office:value="815" table:style-name="ce1">
            <text:p>815</text:p>
          </table:table-cell>
          <table:table-cell office:value-type="float" office:value="2214.6" table:style-name="ce1">
            <text:p>2214.6</text:p>
          </table:table-cell>
          <table:table-cell office:value-type="float" office:value="-2983.4" table:style-name="ce1">
            <text:p>-2983.4</text:p>
          </table:table-cell>
          <table:table-cell table:number-columns-repeated="16375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5750.4" table:style-name="ce1">
            <text:p>5750.4</text:p>
          </table:table-cell>
          <table:table-cell office:value-type="float" office:value="20.7" table:style-name="ce1">
            <text:p>20.7</text:p>
          </table:table-cell>
          <table:table-cell office:value-type="float" office:value="5750.4" table:style-name="ce1">
            <text:p>5750.4</text:p>
          </table:table-cell>
          <table:table-cell office:value-type="float" office:value="470.1" table:style-name="ce1">
            <text:p>470.1</text:p>
          </table:table-cell>
          <table:table-cell office:value-type="float" office:value="11500.8" table:style-name="ce1">
            <text:p>11500.8</text:p>
          </table:table-cell>
          <table:table-cell office:value-type="float" office:value="490.8" table:style-name="ce1">
            <text:p>490.8</text:p>
          </table:table-cell>
          <table:table-cell office:value-type="float" office:value="5771.0999999999995" table:style-name="ce1">
            <text:p>5771.1</text:p>
          </table:table-cell>
          <table:table-cell office:value-type="float" office:value="-6220.5" table:style-name="ce1">
            <text:p>-6220.5</text:p>
          </table:table-cell>
          <table:table-cell table:number-columns-repeated="16375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6417.2" table:style-name="ce1">
            <text:p>6417.2</text:p>
          </table:table-cell>
          <table:table-cell office:value-type="float" office:value="22.4" table:style-name="ce1">
            <text:p>22.4</text:p>
          </table:table-cell>
          <table:table-cell office:value-type="float" office:value="6417.2" table:style-name="ce1">
            <text:p>6417.2</text:p>
          </table:table-cell>
          <table:table-cell office:value-type="float" office:value="391.1" table:style-name="ce1">
            <text:p>391.1</text:p>
          </table:table-cell>
          <table:table-cell office:value-type="float" office:value="12834.4" table:style-name="ce1">
            <text:p>12834.4</text:p>
          </table:table-cell>
          <table:table-cell office:value-type="float" office:value="413.5" table:style-name="ce1">
            <text:p>413.5</text:p>
          </table:table-cell>
          <table:table-cell office:value-type="float" office:value="6439.5999999999995" table:style-name="ce1">
            <text:p>6439.6</text:p>
          </table:table-cell>
          <table:table-cell office:value-type="float" office:value="-6808.3" table:style-name="ce1">
            <text:p>-6808.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843.7599999999998" table:formula="msoxl:=AVERAGE(B2:B6)" table:style-name="ce8">
            <text:p>3843.8</text:p>
          </table:table-cell>
          <table:table-cell office:value-type="float" office:value="17.3" table:formula="msoxl:=AVERAGE(C2:C6)" table:style-name="ce8">
            <text:p>17.3</text:p>
          </table:table-cell>
          <table:table-cell office:value-type="float" office:value="3843.7599999999998" table:formula="msoxl:=AVERAGE(D2:D6)" table:style-name="ce8">
            <text:p>3843.8</text:p>
          </table:table-cell>
          <table:table-cell office:value-type="float" office:value="399.55999999999995" table:formula="msoxl:=AVERAGE(E2:E6)" table:style-name="ce8">
            <text:p>399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498.2443051595324" table:formula="msoxl:=IF(B8=0,0,MAX(SUMPRODUCT(B2:B6,B2:B6)/SUM(B2:B6)-B8,0))" table:style-name="ce8">
            <text:p>1498.2</text:p>
          </table:table-cell>
          <table:table-cell office:value-type="float" office:value="4.3405780346820784" table:formula="msoxl:=IF(C8=0,0,MAX(SUMPRODUCT(C2:C6,C2:C6)/SUM(C2:C6)-C8,0))" table:style-name="ce8">
            <text:p>4.3</text:p>
          </table:table-cell>
          <table:table-cell office:value-type="float" office:value="1498.2443051595324" table:formula="msoxl:=IF(D8=0,0,MAX(SUMPRODUCT(D2:D6,D2:D6)/SUM(D2:D6)-D8,0))" table:style-name="ce8">
            <text:p>1498.2</text:p>
          </table:table-cell>
          <table:table-cell office:value-type="float" office:value="160.92609470417483" table:formula="msoxl:=IF(E8=0,0,MAX(SUMPRODUCT(E2:E6,E2:E6)/SUM(E2:E6)-E8,0))" table:style-name="ce8">
            <text:p>160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75.1956948404677" table:formula="msoxl:=ABS(MAX(B2:B6)-B8-B9)" table:style-name="ce8">
            <text:p>1075.2</text:p>
          </table:table-cell>
          <table:table-cell office:value-type="float" office:value="1.4594219653179223" table:formula="msoxl:=ABS(MAX(C2:C6)-C8-C9)" table:style-name="ce8">
            <text:p>1.5</text:p>
          </table:table-cell>
          <table:table-cell office:value-type="float" office:value="1075.1956948404677" table:formula="msoxl:=ABS(MAX(D2:D6)-D8-D9)" table:style-name="ce8">
            <text:p>1075.2</text:p>
          </table:table-cell>
          <table:table-cell office:value-type="float" office:value="231.4139052958252" table:formula="msoxl:=ABS(MAX(E2:E6)-E8-E9)" table:style-name="ce8">
            <text:p>231.4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1.47222in" svg:width="13.06944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6.90278in" svg:width="13.06944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0" table:style-name="ce1">
            <text:p>0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15901.4" table:style-name="ce1">
            <text:p>15901.4</text:p>
          </table:table-cell>
          <table:table-cell office:value-type="float" office:value="129.9" table:style-name="ce1">
            <text:p>129.9</text:p>
          </table:table-cell>
          <table:table-cell office:value-type="float" office:value="15901.4" table:style-name="ce1">
            <text:p>15901.4</text:p>
          </table:table-cell>
          <table:table-cell office:value-type="float" office:value="285.3" table:style-name="ce1">
            <text:p>285.3</text:p>
          </table:table-cell>
          <table:table-cell table:number-columns-repeated="16379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7323.6" table:style-name="ce1">
            <text:p>7323.6</text:p>
          </table:table-cell>
          <table:table-cell office:value-type="float" office:value="247.6" table:style-name="ce1">
            <text:p>247.6</text:p>
          </table:table-cell>
          <table:table-cell office:value-type="float" office:value="7323.6" table:style-name="ce1">
            <text:p>7323.6</text:p>
          </table:table-cell>
          <table:table-cell office:value-type="float" office:value="598.9" table:style-name="ce1">
            <text:p>598.9</text:p>
          </table:table-cell>
          <table:table-cell table:number-columns-repeated="16379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19248.400000000001" table:style-name="ce1">
            <text:p>19248.4</text:p>
          </table:table-cell>
          <table:table-cell office:value-type="float" office:value="161.30000000000001" table:style-name="ce1">
            <text:p>161.3</text:p>
          </table:table-cell>
          <table:table-cell office:value-type="float" office:value="19248.400000000001" table:style-name="ce1">
            <text:p>19248.4</text:p>
          </table:table-cell>
          <table:table-cell office:value-type="float" office:value="370.5" table:style-name="ce1">
            <text:p>370.5</text:p>
          </table:table-cell>
          <table:table-cell table:number-columns-repeated="16379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21370.7" table:style-name="ce1">
            <text:p>21370.7</text:p>
          </table:table-cell>
          <table:table-cell office:value-type="float" office:value="147.19999999999999" table:style-name="ce1">
            <text:p>147.2</text:p>
          </table:table-cell>
          <table:table-cell office:value-type="float" office:value="21370.7" table:style-name="ce1">
            <text:p>21370.7</text:p>
          </table:table-cell>
          <table:table-cell office:value-type="float" office:value="323.5" table:style-name="ce1">
            <text:p>323.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2768.820000000002" table:formula="msoxl:=AVERAGE(B2:B6)" table:style-name="ce8">
            <text:p>12768.8</text:p>
          </table:table-cell>
          <table:table-cell office:value-type="float" office:value="137.74" table:formula="msoxl:=AVERAGE(C2:C6)" table:style-name="ce8">
            <text:p>137.7</text:p>
          </table:table-cell>
          <table:table-cell office:value-type="float" office:value="12768.820000000002" table:formula="msoxl:=AVERAGE(D2:D6)" table:style-name="ce8">
            <text:p>12768.8</text:p>
          </table:table-cell>
          <table:table-cell office:value-type="float" office:value="315.82" table:formula="msoxl:=AVERAGE(E2:E6)" table:style-name="ce8">
            <text:p>315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988.4568661473768" table:formula="msoxl:=IF(B8=0,0,MAX(SUMPRODUCT(B2:B6,B2:B6)/SUM(B2:B6)-B8,0))" table:style-name="ce8">
            <text:p>4988.5</text:p>
          </table:table-cell>
          <table:table-cell office:value-type="float" office:value="45.028389719761833" table:formula="msoxl:=IF(C8=0,0,MAX(SUMPRODUCT(C2:C6,C2:C6)/SUM(C2:C6)-C8,0))" table:style-name="ce8">
            <text:p>45.0</text:p>
          </table:table-cell>
          <table:table-cell office:value-type="float" office:value="4988.4568661473768" table:formula="msoxl:=IF(D8=0,0,MAX(SUMPRODUCT(D2:D6,D2:D6)/SUM(D2:D6)-D8,0))" table:style-name="ce8">
            <text:p>4988.5</text:p>
          </table:table-cell>
          <table:table-cell office:value-type="float" office:value="116.0719701095561" table:formula="msoxl:=IF(E8=0,0,MAX(SUMPRODUCT(E2:E6,E2:E6)/SUM(E2:E6)-E8,0))" table:style-name="ce8">
            <text:p>116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613.4231338526224" table:formula="msoxl:=ABS(MAX(B2:B6)-B8-B9)" table:style-name="ce8">
            <text:p>3613.4</text:p>
          </table:table-cell>
          <table:table-cell office:value-type="float" office:value="64.831610280238152" table:formula="msoxl:=ABS(MAX(C2:C6)-C8-C9)" table:style-name="ce8">
            <text:p>64.8</text:p>
          </table:table-cell>
          <table:table-cell office:value-type="float" office:value="3613.4231338526224" table:formula="msoxl:=ABS(MAX(D2:D6)-D8-D9)" table:style-name="ce8">
            <text:p>3613.4</text:p>
          </table:table-cell>
          <table:table-cell office:value-type="float" office:value="167.00802989044388" table:formula="msoxl:=ABS(MAX(E2:E6)-E8-E9)" table:style-name="ce8">
            <text:p>167.0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1.47222in" svg:width="13.06944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6.90278in" svg:width="13.06944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33333in" svg:width="13.06944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19024.099999999999" table:style-name="ce1">
            <text:p>1902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5" table:style-name="ce1">
            <text:p>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24" table:style-name="ce1">
            <text:p>24</text:p>
          </table:table-cell>
          <table:table-cell office:value-type="float" office:value="-1" table:style-name="ce1">
            <text:p>-1</text:p>
          </table:table-cell>
          <table:table-cell office:value-type="float" office:value="9110" table:style-name="ce1">
            <text:p>91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9" table:style-name="ce1">
            <text:p>7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21842.400000000001" table:style-name="ce1">
            <text:p>2184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23711.8" table:style-name="ce1">
            <text:p>23711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2" table:style-name="ce1">
            <text:p>4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1.47222in" svg:width="13.06944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6.90278in" svg:width="13.06944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1" table:style-name="ce1">
            <text:p>4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770" table:style-name="ce1">
            <text:p>3770</text:p>
          </table:table-cell>
          <table:table-cell office:value-type="float" office:value="-1" table:style-name="ce1">
            <text:p>-1</text:p>
          </table:table-cell>
          <table:table-cell office:value-type="float" office:value="4155" table:style-name="ce1">
            <text:p>4155</text:p>
          </table:table-cell>
          <table:table-cell office:value-type="float" office:value="463" table:style-name="ce1">
            <text:p>463</text:p>
          </table:table-cell>
          <table:table-cell office:value-type="float" office:value="-1" table:style-name="ce1">
            <text:p>-1</text:p>
          </table:table-cell>
          <table:table-cell office:value-type="float" office:value="203608" table:style-name="ce1">
            <text:p>20360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8" table:style-name="ce1">
            <text:p>2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46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1" table:style-name="ce1">
            <text:p>701</text:p>
          </table:table-cell>
          <table:table-cell office:value-type="float" office:value="0" table:style-name="ce1">
            <text:p>0</text:p>
          </table:table-cell>
          <table:table-cell office:value-type="float" office:value="-1229" table:style-name="ce1">
            <text:p>-1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3609" table:style-name="ce1">
            <text:p>-2036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46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8" table:style-name="ce1">
            <text:p>7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36" table:style-name="ce1">
            <text:p>-3636</text:p>
          </table:table-cell>
          <table:table-cell office:value-type="float" office:value="0" table:style-name="ce1">
            <text:p>0</text:p>
          </table:table-cell>
          <table:table-cell office:value-type="float" office:value="1801" table:style-name="ce1">
            <text:p>1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table:number-columns-repeated="16346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3" table:style-name="ce1">
            <text:p>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7" table:style-name="ce1">
            <text:p>317</text:p>
          </table:table-cell>
          <table:table-cell office:value-type="float" office:value="0" table:style-name="ce1">
            <text:p>0</text:p>
          </table:table-cell>
          <table:table-cell office:value-type="float" office:value="-4092" table:style-name="ce1">
            <text:p>-40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1" table:style-name="ce1">
            <text:p>-41</text:p>
          </table:table-cell>
          <table:table-cell table:number-columns-repeated="16346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1" table:style-name="ce1">
            <text:p>9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4760" table:style-name="ce1">
            <text:p>47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4M50.000S" table:style-name="ce9">
            <text:p>12:04:5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4M50.000S" table:style-name="ce10">
            <text:p>12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5M20.000S" table:style-name="ce9">
            <text:p>12:05:2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5M20.000S" table:style-name="ce10">
            <text:p>12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5M50.000S" table:style-name="ce9">
            <text:p>12:05:5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5M50.000S" table:style-name="ce10">
            <text:p>12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6M20.000S" table:style-name="ce9">
            <text:p>12:06:2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6M20.000S" table:style-name="ce10">
            <text:p>12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6M50.000S" table:style-name="ce9">
            <text:p>12:06:50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4H6M50.000S" table:style-name="ce10">
            <text:p>12:06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1.47222in" svg:width="13.06944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.3" table:style-name="ce1">
            <text:p>1.3</text:p>
          </table:table-cell>
          <table:table-cell office:value-type="float" office:value="0.6" table:style-name="ce1">
            <text:p>0.6</text:p>
          </table:table-cell>
          <table:table-cell office:value-type="float" office:value="89.9" table:style-name="ce1">
            <text:p>89.9</text:p>
          </table:table-cell>
          <table:table-cell office:value-type="float" office:value="9.5" table:style-name="ce1">
            <text:p>9.5</text:p>
          </table:table-cell>
          <table:table-cell table:number-columns-repeated="16378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25.8" table:style-name="ce1">
            <text:p>25.8</text:p>
          </table:table-cell>
          <table:table-cell office:value-type="float" office:value="74.199999999999989" table:style-name="ce1">
            <text:p>74.2</text:p>
          </table:table-cell>
          <table:table-cell table:number-columns-repeated="16378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65.2" table:style-name="ce1">
            <text:p>65.2</text:p>
          </table:table-cell>
          <table:table-cell office:value-type="float" office:value="15.2" table:style-name="ce1">
            <text:p>15.2</text:p>
          </table:table-cell>
          <table:table-cell office:value-type="float" office:value="0" table:style-name="ce1">
            <text:p>0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80.400000000000006" table:style-name="ce1">
            <text:p>80.4</text:p>
          </table:table-cell>
          <table:table-cell table:number-columns-repeated="16378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66.3" table:style-name="ce1">
            <text:p>66.3</text:p>
          </table:table-cell>
          <table:table-cell office:value-type="float" office:value="16.3" table:style-name="ce1">
            <text:p>16.3</text:p>
          </table:table-cell>
          <table:table-cell office:value-type="float" office:value="0" table:style-name="ce1">
            <text:p>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82.6" table:style-name="ce1">
            <text:p>82.6</text:p>
          </table:table-cell>
          <table:table-cell table:number-columns-repeated="16378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59.1" table:style-name="ce1">
            <text:p>59.1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3.080000000000005" table:style-name="ce1">
            <text:p>53.08</text:p>
          </table:table-cell>
          <table:table-cell office:value-type="float" office:value="11.66" table:style-name="ce1">
            <text:p>11.66</text:p>
          </table:table-cell>
          <table:table-cell office:value-type="float" office:value="0.12" table:style-name="ce1">
            <text:p>0.12</text:p>
          </table:table-cell>
          <table:table-cell office:value-type="float" office:value="35.14" table:style-name="ce1">
            <text:p>35.14</text:p>
          </table:table-cell>
          <table:table-cell office:value-type="float" office:value="64.739999999999995" table:style-name="ce1">
            <text:p>64.7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1.47222in" svg:width="13.06944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.5" table:style-name="ce1">
            <text:p>1.5</text:p>
          </table:table-cell>
          <table:table-cell office:value-type="float" office:value="0.6" table:style-name="ce1">
            <text:p>0.6</text:p>
          </table:table-cell>
          <table:table-cell office:value-type="float" office:value="89.7" table:style-name="ce1">
            <text:p>89.7</text:p>
          </table:table-cell>
          <table:table-cell office:value-type="float" office:value="9.6999999999999993" table:style-name="ce1">
            <text:p>9.7</text:p>
          </table:table-cell>
          <table:table-cell table:number-columns-repeated="16378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.5</text:p>
          </table:table-cell>
          <table:table-cell office:value-type="float" office:value="77.5" table:style-name="ce1">
            <text:p>77.5</text:p>
          </table:table-cell>
          <table:table-cell table:number-columns-repeated="16378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62.4" table:style-name="ce1">
            <text:p>62.4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80.400000000000006" table:style-name="ce1">
            <text:p>80.4</text:p>
          </table:table-cell>
          <table:table-cell table:number-columns-repeated="16378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67.2" table:style-name="ce1">
            <text:p>67.2</text:p>
          </table:table-cell>
          <table:table-cell office:value-type="float" office:value="17.5" table:style-name="ce1">
            <text:p>17.5</text:p>
          </table:table-cell>
          <table:table-cell office:value-type="float" office:value="0" table:style-name="ce1">
            <text:p>0</text:p>
          </table:table-cell>
          <table:table-cell office:value-type="float" office:value="15.3" table:style-name="ce1">
            <text:p>15.3</text:p>
          </table:table-cell>
          <table:table-cell office:value-type="float" office:value="84.7" table:style-name="ce1">
            <text:p>84.7</text:p>
          </table:table-cell>
          <table:table-cell table:number-columns-repeated="16378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57.2" table:style-name="ce1">
            <text:p>57.2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0" table:style-name="ce1">
            <text:p>0</text:p>
          </table:table-cell>
          <table:table-cell office:value-type="float" office:value="24.9" table:style-name="ce1">
            <text:p>24.9</text:p>
          </table:table-cell>
          <table:table-cell office:value-type="float" office:value="75.099999999999994" table:style-name="ce1">
            <text:p>75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98" table:style-name="ce1">
            <text:p>52.98</text:p>
          </table:table-cell>
          <table:table-cell office:value-type="float" office:value="12.5" table:style-name="ce1">
            <text:p>12.5</text:p>
          </table:table-cell>
          <table:table-cell office:value-type="float" office:value="0.12" table:style-name="ce1">
            <text:p>0.12</text:p>
          </table:table-cell>
          <table:table-cell office:value-type="float" office:value="34.400000000000006" table:style-name="ce1">
            <text:p>34.4</text:p>
          </table:table-cell>
          <table:table-cell office:value-type="float" office:value="65.47999999999999" table:style-name="ce1">
            <text:p>65.4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1.47222in" svg:width="13.06944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6.6" table:style-name="ce1">
            <text:p>6.6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91.5" table:style-name="ce1">
            <text:p>91.5</text:p>
          </table:table-cell>
          <table:table-cell office:value-type="float" office:value="7.8" table:style-name="ce1">
            <text:p>7.8</text:p>
          </table:table-cell>
          <table:table-cell table:number-columns-repeated="16378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68.7" table:style-name="ce1">
            <text:p>68.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13.1" table:style-name="ce1">
            <text:p>13.1</text:p>
          </table:table-cell>
          <table:table-cell office:value-type="float" office:value="0.3" table:style-name="ce1">
            <text:p>0.3</text:p>
          </table:table-cell>
          <table:table-cell office:value-type="float" office:value="20.5" table:style-name="ce1">
            <text:p>20.5</text:p>
          </table:table-cell>
          <table:table-cell office:value-type="float" office:value="79.199999999999989" table:style-name="ce1">
            <text:p>79.2</text:p>
          </table:table-cell>
          <table:table-cell table:number-columns-repeated="16378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16.7" table:style-name="ce1">
            <text:p>16.7</text:p>
          </table:table-cell>
          <table:table-cell office:value-type="float" office:value="0.1" table:style-name="ce1">
            <text:p>0.1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83.3" table:style-name="ce1">
            <text:p>83.3</text:p>
          </table:table-cell>
          <table:table-cell table:number-columns-repeated="16378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56.5" table:style-name="ce1">
            <text:p>56.5</text:p>
          </table:table-cell>
          <table:table-cell office:value-type="float" office:value="21.3" table:style-name="ce1">
            <text:p>21.3</text:p>
          </table:table-cell>
          <table:table-cell office:value-type="float" office:value="0.1" table:style-name="ce1">
            <text:p>0.1</text:p>
          </table:table-cell>
          <table:table-cell office:value-type="float" office:value="22.2" table:style-name="ce1">
            <text:p>22.2</text:p>
          </table:table-cell>
          <table:table-cell office:value-type="float" office:value="77.8" table:style-name="ce1">
            <text:p>77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9" table:style-name="ce1">
            <text:p>52.9</text:p>
          </table:table-cell>
          <table:table-cell office:value-type="float" office:value="12.12" table:style-name="ce1">
            <text:p>12.12</text:p>
          </table:table-cell>
          <table:table-cell office:value-type="float" office:value="0.21999999999999997" table:style-name="ce1">
            <text:p>0.22</text:p>
          </table:table-cell>
          <table:table-cell office:value-type="float" office:value="34.76" table:style-name="ce1">
            <text:p>34.76</text:p>
          </table:table-cell>
          <table:table-cell office:value-type="float" office:value="65.02000000000001" table:style-name="ce1">
            <text:p>65.0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1.47222in" svg:width="13.06944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4H4M50.000S" table:style-name="ce9">
            <text:p>12:04:50</text:p>
          </table:table-cell>
          <table:table-cell office:value-type="float" office:value="6.4" table:style-name="ce1">
            <text:p>6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92.3" table:style-name="ce1">
            <text:p>92.3</text:p>
          </table:table-cell>
          <table:table-cell office:value-type="float" office:value="7.5" table:style-name="ce1">
            <text:p>7.5</text:p>
          </table:table-cell>
          <table:table-cell table:number-columns-repeated="16378"/>
        </table:table-row>
        <table:table-row table:style-name="ro1">
          <table:table-cell office:value-type="time" office:time-value="PT985644H5M20.000S" table:style-name="ce9">
            <text:p>12:05:20</text:p>
          </table:table-cell>
          <table:table-cell office:value-type="float" office:value="69.3" table:style-name="ce1">
            <text:p>69.3</text:p>
          </table:table-cell>
          <table:table-cell office:value-type="float" office:value="7.7" table:style-name="ce1">
            <text:p>7.7</text:p>
          </table:table-cell>
          <table:table-cell office:value-type="float" office:value="0" table:style-name="ce1">
            <text:p>0</text:p>
          </table:table-cell>
          <table:table-cell office:value-type="float" office:value="22.9" table:style-name="ce1">
            <text:p>22.9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time" office:time-value="PT985644H5M50.000S" table:style-name="ce9">
            <text:p>12:05:50</text:p>
          </table:table-cell>
          <table:table-cell office:value-type="float" office:value="62.9" table:style-name="ce1">
            <text:p>62.9</text:p>
          </table:table-cell>
          <table:table-cell office:value-type="float" office:value="12.9" table:style-name="ce1">
            <text:p>12.9</text:p>
          </table:table-cell>
          <table:table-cell office:value-type="float" office:value="0" table:style-name="ce1">
            <text:p>0</text:p>
          </table:table-cell>
          <table:table-cell office:value-type="float" office:value="24.2" table:style-name="ce1">
            <text:p>24.2</text:p>
          </table:table-cell>
          <table:table-cell office:value-type="float" office:value="75.8" table:style-name="ce1">
            <text:p>75.8</text:p>
          </table:table-cell>
          <table:table-cell table:number-columns-repeated="16378"/>
        </table:table-row>
        <table:table-row table:style-name="ro1">
          <table:table-cell office:value-type="time" office:time-value="PT985644H6M20.000S" table:style-name="ce9">
            <text:p>12:06:20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20.8" table:style-name="ce1">
            <text:p>20.8</text:p>
          </table:table-cell>
          <table:table-cell office:value-type="float" office:value="0" table:style-name="ce1">
            <text:p>0</text:p>
          </table:table-cell>
          <table:table-cell office:value-type="float" office:value="12.6" table:style-name="ce1">
            <text:p>12.6</text:p>
          </table:table-cell>
          <table:table-cell office:value-type="float" office:value="87.399999999999991" table:style-name="ce1">
            <text:p>87.4</text:p>
          </table:table-cell>
          <table:table-cell table:number-columns-repeated="16378"/>
        </table:table-row>
        <table:table-row table:style-name="ro1">
          <table:table-cell office:value-type="time" office:time-value="PT985644H6M50.000S" table:style-name="ce9">
            <text:p>12:06:50</text:p>
          </table:table-cell>
          <table:table-cell office:value-type="float" office:value="59.3" table:style-name="ce1">
            <text:p>59.3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" table:style-name="ce1">
            <text:p>0</text:p>
          </table:table-cell>
          <table:table-cell office:value-type="float" office:value="22.3" table:style-name="ce1">
            <text:p>22.3</text:p>
          </table:table-cell>
          <table:table-cell office:value-type="float" office:value="77.699999999999989" table:style-name="ce1">
            <text:p>77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9" table:style-name="ce1">
            <text:p>52.9</text:p>
          </table:table-cell>
          <table:table-cell office:value-type="float" office:value="12.18" table:style-name="ce1">
            <text:p>12.18</text:p>
          </table:table-cell>
          <table:table-cell office:value-type="float" office:value="0.04" table:style-name="ce1">
            <text:p>0.04</text:p>
          </table:table-cell>
          <table:table-cell office:value-type="float" office:value="34.86" table:style-name="ce1">
            <text:p>34.86</text:p>
          </table:table-cell>
          <table:table-cell office:value-type="float" office:value="65.08" table:style-name="ce1">
            <text:p>65.0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6-08T09:30:51Z</meta:creation-date>
    <dc:date>2012-06-08T09:31:3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System Summary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%Busy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Read KB/s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Read KB/s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Write KB/s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Write KB/s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ransfers per second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transfers per second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JFS Filespace %Used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Memory MB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Total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60_Threads (KB/s) -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I/O JMeter_Test_60_Threads (KB/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60_Threads (KB/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Packets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Network Packets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File-backed paging (kByes/sec) ubuntuServer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Swap-space activity (kBytes/sec) ubuntuServer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1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2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3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4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CPU by Processor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Disk total KB/s JMeter_Test_60_Threads -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otal KB/s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Block Size JMeter_Test_60_Threads (Kbyte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Block Size JMeter_Test_60_Threads (Kbyte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%Busy JMeter_Test_6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